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4c4e0" officeooo:paragraph-rsid="0014c4e0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4c4e0" officeooo:paragraph-rsid="0014c4e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c4e0" officeooo:paragraph-rsid="0014c4e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d34c" officeooo:paragraph-rsid="001c23e2" style:font-weight-asian="bold" style:font-weight-complex="bold"/>
    </style:style>
    <style:style style:name="P5" style:family="paragraph" style:parent-style-name="Standard">
      <style:text-properties officeooo:paragraph-rsid="001c23e2"/>
    </style:style>
    <style:style style:name="P6" style:family="paragraph" style:parent-style-name="Standard">
      <style:text-properties officeooo:rsid="001ead03" officeooo:paragraph-rsid="001ead03"/>
    </style:style>
    <style:style style:name="P7" style:family="paragraph" style:parent-style-name="Standard" style:list-style-name="L1">
      <style:text-properties officeooo:paragraph-rsid="001ead03"/>
    </style:style>
    <style:style style:name="P8" style:family="paragraph" style:parent-style-name="Standard" style:list-style-name="L1">
      <style:text-properties officeooo:rsid="001ead03" officeooo:paragraph-rsid="001ead03"/>
    </style:style>
    <style:style style:name="P9" style:family="paragraph" style:parent-style-name="Standard">
      <style:text-properties officeooo:rsid="0014c4e0" officeooo:paragraph-rsid="001c23e2"/>
    </style:style>
    <style:style style:name="P10" style:family="paragraph" style:parent-style-name="Standard">
      <style:text-properties officeooo:rsid="001c23e2" officeooo:paragraph-rsid="001fe7c4"/>
    </style:style>
    <style:style style:name="P11" style:family="paragraph" style:parent-style-name="Standard">
      <style:text-properties fo:font-weight="bold" officeooo:rsid="0014c4e0" officeooo:paragraph-rsid="0014c4e0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officeooo:rsid="0014c4e0" officeooo:paragraph-rsid="0014c4e0"/>
    </style:style>
    <style:style style:name="P13" style:family="paragraph" style:parent-style-name="Standard">
      <style:text-properties officeooo:rsid="000fa58c" officeooo:paragraph-rsid="000fa58c"/>
    </style:style>
    <style:style style:name="P14" style:family="paragraph" style:parent-style-name="Standard" style:list-style-name="L2">
      <style:text-properties officeooo:paragraph-rsid="0014c4e0"/>
    </style:style>
    <style:style style:name="P15" style:family="paragraph" style:parent-style-name="Standard">
      <style:text-properties officeooo:paragraph-rsid="001849cb"/>
    </style:style>
    <style:style style:name="P16" style:family="paragraph" style:parent-style-name="Standard">
      <style:text-properties officeooo:rsid="001849cb" officeooo:paragraph-rsid="0014c4e0"/>
    </style:style>
    <style:style style:name="P17" style:family="paragraph" style:parent-style-name="Standard">
      <style:text-properties officeooo:rsid="001849cb" officeooo:paragraph-rsid="001849cb"/>
    </style:style>
    <style:style style:name="P18" style:family="paragraph" style:parent-style-name="Standard" style:list-style-name="L3">
      <style:text-properties officeooo:rsid="001849cb" officeooo:paragraph-rsid="00290227"/>
    </style:style>
    <style:style style:name="P19" style:family="paragraph" style:parent-style-name="Standard" style:list-style-name="L4">
      <style:text-properties officeooo:rsid="001849cb" officeooo:paragraph-rsid="001849cb"/>
    </style:style>
    <style:style style:name="P20" style:family="paragraph" style:parent-style-name="Standard">
      <style:text-properties officeooo:rsid="00290227" officeooo:paragraph-rsid="00290227"/>
    </style:style>
    <style:style style:name="T1" style:family="text">
      <style:text-properties officeooo:rsid="001ad34c"/>
    </style:style>
    <style:style style:name="T2" style:family="text">
      <style:text-properties officeooo:rsid="001da1bc"/>
    </style:style>
    <style:style style:name="T3" style:family="text">
      <style:text-properties officeooo:rsid="001c23e2"/>
    </style:style>
    <style:style style:name="T4" style:family="text">
      <style:text-properties officeooo:rsid="001ead03"/>
    </style:style>
    <style:style style:name="T5" style:family="text">
      <style:text-properties officeooo:rsid="001fe7c4"/>
    </style:style>
    <style:style style:name="T6" style:family="text">
      <style:text-properties style:text-underline-style="solid" style:text-underline-width="auto" style:text-underline-color="font-color" officeooo:rsid="001c23e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849cb"/>
    </style:style>
    <style:style style:name="T9" style:family="text">
      <style:text-properties officeooo:rsid="00272ab0"/>
    </style:style>
    <style:style style:name="T10" style:family="text">
      <style:text-properties officeooo:rsid="0027af3e"/>
    </style:style>
    <style:style style:name="T11" style:family="text">
      <style:text-properties officeooo:rsid="0014c4e0"/>
    </style:style>
    <style:style style:name="T12" style:family="text">
      <style:text-properties officeooo:rsid="00168cc1"/>
    </style:style>
    <style:style style:name="T13" style:family="text">
      <style:text-properties officeooo:rsid="00290227"/>
    </style:style>
    <style:style style:name="T14" style:family="text">
      <style:text-properties officeooo:rsid="0029ebe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e-commerce <text:span text:style-name="T1">Symfony</text:span> : <text:span text:style-name="T2">Esprit Déco</text:span></text:p>
      <text:p text:style-name="P2"/>
      <text:p text:style-name="P2"/>
      <text:p text:style-name="P3">Lot 1 : front office – Vitrine du site</text:p>
      <text:p text:style-name="P2"/>
      <text:p text:style-name="P4"><text:span text:style-name="T3">1</text:span>) <text:span text:style-name="T4">Structure de base d’une page</text:span></text:p>
      <text:p text:style-name="P5"/>
      <text:p text:style-name="P6">Toutes les pages ont la même structure :</text:p>
      <text:list text:style-name="L1">
        <text:list-item>
          <text:p text:style-name="P7"><text:span text:style-name="T4">un bloc header </text:span><text:span text:style-name="T5">(</text:span>identité <text:span text:style-name="T5">+ slogan sur image de fond)</text:span></text:p>
        </text:list-item>
        <text:list-item>
          <text:p text:style-name="P8">un bloc nav <text:span text:style-name="T5">(navigation principale)</text:span></text:p>
        </text:list-item>
        <text:list-item>
          <text:p text:style-name="P8">un bloc main <text:span text:style-name="T5">(contenu dynamique)</text:span></text:p>
        </text:list-item>
        <text:list-item>
          <text:p text:style-name="P8">un bloc footer <text:span text:style-name="T5">(information légale + branding)</text:span></text:p>
        </text:list-item>
      </text:list>
      <text:p text:style-name="P9"/>
      <text:p text:style-name="P10">On utilisera bootstrap pour gérer le responsive.</text:p>
      <text:p text:style-name="P10"><text:span text:style-name="T5">O</text:span>n utilisera le theme bootswatch superhero <text:a xlink:type="simple" xlink:href="https://bootswatch.com/superhero/" text:style-name="Internet_20_link" text:visited-style-name="Visited_20_Internet_20_Link">https://bootswatch.com/superhero/</text:a> pour le design.</text:p>
      <text:p text:style-name="P9"/>
      <text:p text:style-name="P11"><text:span text:style-name="T6">2</text:span><text:span text:style-name="T7">) Connexion/Enregistrement</text:span></text:p>
      <text:p text:style-name="P2"/>
      <text:p text:style-name="P12">Connexion</text:p>
      <text:p text:style-name="P2">L’authentif<text:span text:style-name="T8">i</text:span>cation se fait <text:span text:style-name="T4">avec</text:span> l’entité User : email + mot de passe</text:p>
      <text:p text:style-name="P13"/>
      <text:p text:style-name="P12">Enregistrement</text:p>
      <text:p text:style-name="P2">L’enregistrement se fait avec une vérification par email <text:span text:style-name="T9">envoyée par </text:span><text:a xlink:type="simple" xlink:href="mailto:contact@esprit-deco.fr" text:style-name="Internet_20_link" text:visited-style-name="Visited_20_Internet_20_Link"><text:span text:style-name="T9">contact@esprit-deco.fr</text:span></text:a><text:span text:style-name="T9"> </text:span><text:span text:style-name="T10">(Service Esprit Déco)</text:span>.</text:p>
      <text:list text:style-name="L2">
        <text:list-header>
          <text:p text:style-name="P14"><text:span text:style-name="T11">⚠️ </text:span><text:span text:style-name="T12">Pour l’envoi d’email, </text:span><text:span text:style-name="T11">sélectionner la bonne option lors du wizard du make:registration-form <text:s/>et bien lire les instructions à réaliser à la fin du wizard.</text:span></text:p>
        </text:list-header>
      </text:list>
      <text:p text:style-name="P15"/>
      <text:p text:style-name="P15"><text:span text:style-name="T8">Une case à cocher « j’accepte les condition générale » avec un lien de téléchargement </text:span><text:span text:style-name="T1">des conditions générales de vente (cgv.pdf dans le dossier projet).</text:span></text:p>
      <text:p text:style-name="P16"/>
      <text:p text:style-name="P15">💪 Mot de passe : <text:span text:style-name="T11">12 caractère minimum avec au moins 1 majuscule, 1 minuscule, 1 nombre et 1 caractère spécial.</text:span></text:p>
      <text:p text:style-name="P17"/>
      <text:p text:style-name="P17">💪 <text:span text:style-name="T13">Faire une UserFixtures pour créer un user </text:span>avec le rôle ROLE_ADMIN:</text:p>
      <text:list text:style-name="L3">
        <text:list-item>
          <text:p text:style-name="P18">admin@esprit-deco.fr</text:p>
        </text:list-item>
        <text:list-item>
          <text:p text:style-name="P18">admin</text:p>
        </text:list-item>
      </text:list>
      <text:p text:style-name="P17"><text:span text:style-name="T13">Et un user avec le rôle</text:span> ROLE_USER :</text:p>
      <text:list text:style-name="L4">
        <text:list-item>
          <text:p text:style-name="P19">toto@gmail.com</text:p>
        </text:list-item>
        <text:list-item>
          <text:p text:style-name="P19">pass</text:p>
        </text:list-item>
      </text:list>
      <text:p text:style-name="P20"/>
      <text:p text:style-name="P20">S<text:span text:style-name="T14">ans fixture, </text:span>charger directement les données avec l<text:span text:style-name="T14">es</text:span> requête<text:span text:style-name="T14">s</text:span> SQL :</text:p>
      <text:p text:style-name="P17">-- User admin<text:line-break/>INSERT INTO user (email, password, roles, is_verified) VALUES ('admin@esprit-deco.fr', '$2y$13$nTm6aA0oSAS7NQn.4DPGGO7npadAd0Jef2zx9AJ2L7cy5OuUW98im', '["ROLE_ADMIN"]', 1);<text:line-break/>-- User simple<text:line-break/>INSERT INTO user (email, password, roles, is_verified) VALUES ('toto@gmail.com', '$2y$13$Neb0FivlxUlnzS07jT4sou46hKGHFKzkRaHLzpgV4DZy2NTVCAz4a', '["ROLE_USER"]', 1);</text:p>
      <text:p text:style-name="P17"/>
      <text:p text:style-name="P17"/>
      <text:p text:style-name="P17"/>
      <text:p text:style-name="P1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14:48:03.583685816</meta:creation-date>
    <dc:date>2026-04-27T17:03:27.758160144</dc:date>
    <meta:editing-duration>PT1H40M17S</meta:editing-duration>
    <meta:editing-cycles>11</meta:editing-cycles>
    <meta:generator>LibreOffice/26.2.2.2$Linux_X86_64 LibreOffice_project/620$Build-2</meta:generator>
    <meta:document-statistic meta:table-count="0" meta:image-count="0" meta:object-count="0" meta:page-count="2" meta:paragraph-count="26" meta:word-count="247" meta:character-count="1692" meta:non-whitespace-character-count="1478"/>
  </office:meta>
</office:document-meta>
</file>